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25-01-08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24-02-0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23-02-22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21-12-02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20-12-1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9-12-1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9-02-0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8-01-10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7-01-0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6-01-2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5-02-0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3-12-1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3-01-3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1-12-09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0-12-22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10-01-13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8-12-1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8-01-2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6-12-21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5-12-2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5-01-0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4-01-13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3-01-06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2-01-10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1-01-2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200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8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7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1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70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24094573801</text:p>
          </table:table-cell>
          <table:table-cell office:value-type="string" calcext:value-type="string">
            <text:p>196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1" meta:object-count="0"/>
    <meta:user-defined meta:name="AppVersion">3.0</meta:user-defined>
  </office:meta>
</office:document-meta>
</file>